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8488" calcext:value-type="float">
            <text:p>47.3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22-06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7.329344" calcext:value-type="float">
            <text:p>-47.3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21-07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7.283624" calcext:value-type="float">
            <text:p>-47.2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21-07-1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7.192184" calcext:value-type="float">
            <text:p>-47.1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7.067216" calcext:value-type="float">
            <text:p>-47.0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21-06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7.06112" calcext:value-type="float">
            <text:p>-47.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7.048928" calcext:value-type="float">
            <text:p>-47.0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7.393352" calcext:value-type="float">
            <text:p>-47.3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7.341536" calcext:value-type="float">
            <text:p>-47.3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7.277528" calcext:value-type="float">
            <text:p>-47.2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7.21352" calcext:value-type="float">
            <text:p>-47.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7.15256" calcext:value-type="float">
            <text:p>-47.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0101163702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1" meta:object-count="0"/>
    <meta:user-defined meta:name="AppVersion">3.0</meta:user-defined>
  </office:meta>
</office:document-meta>
</file>